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4900000054540F14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saka1" svg:font-family="Osaka"/>
    <style:font-face style:name="ＭＳ Ｐゴシック1" svg:font-family="'ＭＳ Ｐゴシック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 fo:padding-top="0.4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1" style:family="graphic" style:parent-style-name="standard">
      <style:graphic-properties draw:stroke="solid" svg:stroke-width="0cm" svg:stroke-color="#3465a4" draw:marker-start="msArrowEnd_20_5" draw:marker-start-width="0.21cm" draw:marker-start-center="false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_20_Only-title">
      <style:graphic-properties draw:auto-grow-height="true" fo:min-height="3.18cm"/>
    </style:style>
    <style:style style:name="pr2" style:family="presentation" style:parent-style-name="Title_20_Only-notes">
      <style:graphic-properties draw:fill-color="#ffffff" fo:min-height="12.573cm"/>
    </style:style>
    <style:style style:name="pr3" style:family="presentation" style:parent-style-name="Title_20_Only-title">
      <style:graphic-properties fo:min-height="3.18cm"/>
    </style:style>
    <style:style style:name="pr4" style:family="presentation" style:parent-style-name="Title_20_Only-notes">
      <style:graphic-properties draw:fill-color="#ffffff" fo:min-height="12.572cm"/>
    </style:style>
    <style:style style:name="pr5" style:family="presentation" style:parent-style-name="Default_20_1-title">
      <style:graphic-properties fo:min-height="3.18cm"/>
    </style:style>
    <style:style style:name="pr6" style:family="presentation" style:parent-style-name="Default_20_1-notes">
      <style:graphic-properties draw:fill-color="#ffffff" fo:min-height="12.573cm"/>
    </style:style>
    <style:style style:name="co1" style:family="table-column">
      <style:table-column-properties style:column-width="7.577cm" style:use-optimal-column-width="false"/>
    </style:style>
    <style:style style:name="co2" style:family="table-column">
      <style:table-column-properties style:column-width="4.413cm" style:use-optimal-column-width="false"/>
    </style:style>
    <style:style style:name="co3" style:family="table-column">
      <style:table-column-properties style:column-width="3.059cm" style:use-optimal-column-width="false"/>
    </style:style>
    <style:style style:name="co4" style:family="table-column">
      <style:table-column-properties style:column-width="10.154cm" style:use-optimal-column-width="false"/>
    </style:style>
    <style:style style:name="ro1" style:family="table-row">
      <style:table-row-properties style:row-height="2.181cm"/>
    </style:style>
    <style:style style:name="ro2" style:family="table-row">
      <style:table-row-properties style:row-height="1.018cm"/>
    </style:style>
    <style:style style:name="ro3" style:family="table-row">
      <style:table-row-properties style:row-height="1.111cm"/>
    </style:style>
    <style:style style:name="ro4" style:family="table-row">
      <style:table-row-properties style:row-height="1.028cm"/>
    </style:style>
    <style:style style:name="ce1" style:family="table-cell">
      <style:graphic-properties style:repeat="repeat"/>
      <style:paragraph-properties fo:margin-top="0cm" fo:margin-bottom="0cm" fo:line-height="100%" fo:text-align="center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50%" fo:text-align="start"/>
    </style:style>
    <style:style style:name="P6" style:family="paragraph">
      <style:paragraph-properties fo:margin-top="0cm" fo:margin-bottom="0cm" fo:line-height="150%"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11" style:family="paragraph">
      <style:paragraph-properties fo:margin-top="0cm" fo:margin-bottom="0cm" fo:line-height="100%"/>
    </style:style>
    <style:style style:name="P12" style:family="paragraph">
      <style:paragraph-properties fo:margin-top="0cm" fo:margin-bottom="0.66cm"/>
    </style:style>
    <style:style style:name="P13" style:family="paragraph">
      <style:paragraph-properties fo:margin-top="0cm" fo:margin-bottom="0.203cm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 fo:text-align="start" style:font-independent-line-spacing="true"/>
      <style:text-properties fo:font-size="18pt"/>
    </style:style>
    <style:style style:name="P16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ize-asian="18pt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">
        <office:forms form:automatic-focus="false" form:apply-design-mode="false"/>
        <draw:custom-shape draw:name="CustomShape 1" draw:style-name="gr1" draw:text-style-name="P2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4.758cm" svg:height="3.18cm" svg:x="1.15cm" svg:y="5.08cm" presentation:class="title" presentation:user-transformed="true">
          <draw:text-box>
            <text:p>2015.04 uboo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24.762cm" svg:height="3.178cm" svg:x="1.375cm" svg:y="0.76cm">
          <text:p text:style-name="P7"><text:span text:style-name="T3">Bootloader</text:span><text:span text:style-name="T3">磁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202cm" svg:height="13.481cm" svg:x="1.218cm" svg:y="3.611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4">Address </text:span></text:p>
                <text:p text:style-name="P7"><text:span text:style-name="T5">(unit:block , 1 block=512 bytes)</text:span></text:p>
              </table:table-cell>
              <table:table-cell>
                <text:p text:style-name="P7"><text:span text:style-name="T4">Name</text:span></text:p>
              </table:table-cell>
              <table:table-cell>
                <text:p text:style-name="P7"><text:span text:style-name="T4">Size</text:span></text:p>
              </table:table-cell>
              <table:table-cell>
                <text:p text:style-name="P7"><text:span text:style-name="T4">Cont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0 (0)</text:span></text:p>
              </table:table-cell>
              <table:table-cell>
                <text:p text:style-name="P7"><text:span text:style-name="T4">MBR</text:span></text:p>
              </table:table-cell>
              <table:table-cell>
                <text:p text:style-name="P7"><text:span text:style-name="T4">1K</text:span></text:p>
              </table:table-cell>
              <table:table-cell>
                <text:p text:style-name="P7"><text:span text:style-name="T4">Partition table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2 (1K)</text:span></text:p>
              </table:table-cell>
              <table:table-cell table:style-name="ce2">
                <text:p text:style-name="P7"><text:span text:style-name="T4">U-boot</text:span></text:p>
              </table:table-cell>
              <table:table-cell>
                <text:p text:style-name="P7"><text:span text:style-name="T4">767K</text:span></text:p>
              </table:table-cell>
              <table:table-cell>
                <text:p text:style-name="P7"><text:span text:style-name="T4">Boot loader program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600 (768K)</text:span></text:p>
              </table:table-cell>
              <table:table-cell>
                <text:p text:style-name="P7"><text:span text:style-name="T4">Setting</text:span></text:p>
              </table:table-cell>
              <table:table-cell>
                <text:p text:style-name="P7"><text:span text:style-name="T4">512B</text:span></text:p>
              </table:table-cell>
              <table:table-cell>
                <text:p text:style-name="P7"><text:span text:style-name="T4">Setting data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800 (1M)</text:span></text:p>
              </table:table-cell>
              <table:table-cell>
                <text:p text:style-name="P7"><text:span text:style-name="T4">R-Kernel</text:span></text:p>
              </table:table-cell>
              <table:table-cell>
                <text:p text:style-name="P7"><text:span text:style-name="T4">10.5M</text:span></text:p>
              </table:table-cell>
              <table:table-cell>
                <text:p text:style-name="P7"><text:span text:style-name="T4">Kernel for recovery/debug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4">0x5C00 (11.5M)</text:span></text:p>
              </table:table-cell>
              <table:table-cell>
                <text:p text:style-name="P7"><text:span text:style-name="T4">R-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Board conf for recovery/debug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000 (12M)</text:span></text:p>
              </table:table-cell>
              <table:table-cell>
                <text:p text:style-name="P7"><text:span text:style-name="T4">U-boot-argv</text:span></text:p>
              </table:table-cell>
              <table:table-cell>
                <text:p text:style-name="P7"><text:span text:style-name="T4">8K</text:span></text:p>
              </table:table-cell>
              <table:table-cell>
                <text:p text:style-name="P7"><text:span text:style-name="T4">U-Boot argum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400 (12.5M)</text:span></text:p>
              </table:table-cell>
              <table:table-cell>
                <text:p text:style-name="P7"><text:span text:style-name="T4">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Normal Board conf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800 (13M)</text:span></text:p>
              </table:table-cell>
              <table:table-cell>
                <text:p text:style-name="P7"><text:span text:style-name="T4">Kernel</text:span></text:p>
              </table:table-cell>
              <table:table-cell>
                <text:p text:style-name="P7"><text:span text:style-name="T4">11M</text:span></text:p>
              </table:table-cell>
              <table:table-cell>
                <text:p text:style-name="P7"><text:span text:style-name="T4">Normal Kernel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C000 (24M)</text:span></text:p>
              </table:table-cell>
              <table:table-cell>
                <text:p text:style-name="P7"><text:span text:style-name="T4">Uramdisk.img</text:span></text:p>
              </table:table-cell>
              <table:table-cell>
                <text:p text:style-name="P7"><text:span text:style-name="T4">2M</text:span></text:p>
              </table:table-cell>
              <table:table-cell>
                <text:p text:style-name="P7"><text:span text:style-name="T4">File System for android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4">0xD000 (26M)</text:span></text:p>
              </table:table-cell>
              <table:table-cell>
                <text:p text:style-name="P7"><text:span text:style-name="T4">Recovery.img</text:span></text:p>
              </table:table-cell>
              <table:table-cell>
                <text:p text:style-name="P7"><text:span text:style-name="T4">4M</text:span></text:p>
              </table:table-cell>
              <table:table-cell>
                <text:p text:style-name="P7"><text:span text:style-name="T4">Rocovery File system for android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F000 (30M)</text:span></text:p>
              </table:table-cell>
              <table:table-cell>
                <text:p text:style-name="P7"><text:span text:style-name="T4">R-Ramdisk</text:span></text:p>
              </table:table-cell>
              <table:table-cell>
                <text:p text:style-name="P7"><text:span text:style-name="T4">32M</text:span></text:p>
              </table:table-cell>
              <table:table-cell>
                <text:p text:style-name="P7"><text:span text:style-name="T4">Ramdisk for debug/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0" draw:layer="layout" svg:width="24.762cm" svg:height="3.178cm" svg:x="1.375cm" svg:y="0.76cm"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11"><text:span text:style-name="T3">Makefile</text:span></text:p>
          </draw:text-box>
        </draw:frame>
        <draw:frame draw:style-name="gr8" draw:text-style-name="P12" draw:layer="layout" svg:width="17.272cm" svg:height="4.921cm" svg:x="4.064cm" svg:y="4.572cm">
          <draw:text-box>
            <text:p>Make config-file</text:p>
            <text:p>-include include/config/auto.conf</text:p>
            <text:p>-include include/config/auto.conf.cmd</text:p>
            <text:p><text:tab/>要加入Kconfig</text:p>
            <text:p>Scripts/Makefile.autoconf</text:p>
            <text:p><text:tab/>&lt;configs/$(CONFIG_SYS_CONFIG_NAME).h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>
          <draw:text-box>
            <text:p text:style-name="P11"><text:span text:style-name="T3">Add board</text:span></text:p>
          </draw:text-box>
        </draw:frame>
        <draw:frame draw:style-name="gr9" draw:layer="layout" svg:width="15.24cm" svg:height="5.075cm" svg:x="6.096cm" svg:y="6.858cm">
          <draw:text-box>
            <text:p text:style-name="P12">Configs/board_defconfig</text:p>
            <text:p text:style-name="P12">Board/vendor/board fold</text:p>
            <text:p text:style-name="P12">Arch/$(ARCH)/Kconfig : add vendor/Kconfig</text:p>
            <text:p text:style-name="P12"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 presentation:user-transformed="true">
          <draw:text-box>
            <text:p text:style-name="P11"><text:span text:style-name="T3">Start</text:span></text:p>
          </draw:text-box>
        </draw:frame>
        <draw:frame draw:style-name="gr10" draw:text-style-name="P13" draw:layer="layout" svg:width="15.748cm" svg:height="6.903cm" svg:x="5.842cm" svg:y="4.572cm">
          <draw:text-box>
            <text:p text:style-name="P13">Arch/arm/cpu/**/Start.S</text:p>
            <text:p text:style-name="P13">Arch/arm/lib/crt*.S</text:p>
            <text:p text:style-name="P13">Arch/arm/lib/board.c</text:p>
            <text:p text:style-name="P13"><text:tab/>board_init_f</text:p>
            <text:p text:style-name="P13"><text:tab/>board_init_r</text:p>
            <text:p text:style-name="P12"><text:tab/><text:tab/>main_loop();</text:p>
            <text:p text:style-name="P12"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0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" draw:text-style-name="P10" draw:layer="layout" svg:width="5.078cm" svg:height="2.03cm" svg:x="10.776cm" svg:y="3.94cm">
          <text:p text:style-name="P7"><text:span text:style-name="T6">備援系統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2" draw:text-style-name="P8" xml:id="id1" draw:id="id1" draw:layer="layout" svg:width="5.586cm" svg:height="2.792cm" svg:x="10.515cm" svg:y="7.367cm">
          <text:p text:style-name="P7"><text:span text:style-name="T4">check_cod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stomShape 8" draw:style-name="gr1" draw:text-style-name="P15" draw:layer="layout" svg:width="5.894cm" svg:height="0.96cm" svg:x="4.68cm" svg:y="7.866cm">
          <text:p text:style-name="P14"><text:span text:style-name="T4">File data 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15" draw:layer="layout" svg:width="6.602cm" svg:height="0.96cm" svg:x="15.856cm" svg:y="7.62cm">
          <text:p text:style-name="P14"><text:span text:style-name="T4">File data un-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8" xml:id="id2" draw:id="id2" draw:layer="layout" svg:width="6.094cm" svg:height="2.03cm" svg:x="3.665cm" svg:y="11.685cm">
          <text:p text:style-name="P7"><text:span text:style-name="T4">Excute Update.sh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2" draw:text-style-name="P8" xml:id="id3" draw:id="id3" draw:layer="layout" svg:width="6.094cm" svg:height="2.03cm" svg:x="17.889cm" svg:y="11.685cm">
          <text:p text:style-name="P7"><text:span text:style-name="T4">Mini filesystem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custom-shape draw:name="Line 15" draw:style-name="gr13" draw:text-style-name="P3" draw:layer="layout" svg:width="0.007cm" svg:height="1.396cm" svg:x="13.272cm" svg:y="5.971cm">
          <text:p/>
          <draw:enhanced-geometry draw:mirror-horizontal="true" draw:mirror-vertical="false" svg:viewBox="0 0 21600 21600" draw:type="mso-spt32" draw:enhanced-path="M 0 0 L 21600 21600 N"/>
        </draw:custom-shap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connector draw:style-name="gr14" draw:text-style-name="P16" draw:layer="layout" svg:x1="10.515cm" svg:y1="8.763cm" svg:x2="6.712cm" svg:y2="11.685cm" draw:start-shape="id1" draw:start-glue-point="3" draw:end-shape="id2" svg:d="M10515 8763h-3803v2922" svg:viewBox="0 0 3804 2923">
          <text:p/>
        </draw:connector>
        <draw:connector draw:style-name="gr14" draw:text-style-name="P16" draw:layer="layout" svg:x1="16.101cm" svg:y1="8.763cm" svg:x2="20.936cm" svg:y2="11.685cm" draw:start-shape="id1" draw:start-glue-point="1" draw:end-shape="id3" draw:end-glue-point="0" svg:d="M16101 8763h4835v2922" svg:viewBox="0 0 4836 2923">
          <text:p/>
        </draw:connector>
        <draw:frame presentation:style-name="pr3" draw:layer="layout" svg:width="24.764cm" svg:height="3.18cm" svg:x="1.375cm" svg:y="0.76cm" presentation:class="title" presentation:user-transformed="true">
          <draw:text-box>
            <text:p text:style-name="P11"><text:span text:style-name="T3">備援系統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8" draw:layer="layout" svg:width="24.758cm" svg:height="3.178cm" svg:x="1.375cm" svg:y="0.76cm"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8" xml:id="id4" draw:id="id4" draw:layer="layout" svg:width="5.84cm" svg:height="2.03cm" svg:x="8.114cm" svg:y="3.456cm">
          <text:p text:style-name="P7"><text:span text:style-name="T4">update</text:span><text:span text:style-name="T4">系統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12" draw:text-style-name="P8" xml:id="id5" draw:id="id5" draw:layer="layout" svg:width="5.586cm" svg:height="2.792cm" svg:x="8.248cm" svg:y="7.12cm">
          <text:p text:style-name="P7"><text:span text:style-name="T4">Update.zip verify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stomShape 4" draw:style-name="gr12" draw:text-style-name="P8" xml:id="id6" draw:id="id6" draw:layer="layout" svg:width="6.094cm" svg:height="2.03cm" svg:x="2.866cm" svg:y="11.686cm">
          <text:p text:style-name="P7"><text:span text:style-name="T4">Excute rtx-script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6" draw:style-name="gr1" draw:text-style-name="P15" draw:layer="layout" svg:width="2.794cm" svg:height="0.96cm" svg:x="5.404cm" svg:y="7.422cm">
          <text:p text:style-name="P14"><text:span text:style-name="T4">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8" xml:id="id7" draw:id="id7" draw:layer="layout" svg:width="6.094cm" svg:height="2.03cm" svg:x="16.684cm" svg:y="7.512cm">
          <text:p text:style-name="P7"><text:span text:style-name="T4">Recovery UI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" draw:text-style-name="P15" draw:layer="layout" svg:width="3.702cm" svg:height="0.96cm" svg:x="13.132cm" svg:y="7.366cm">
          <text:p text:style-name="P14"><text:span text:style-name="T4">un-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custom-shape draw:name="CustomShape 11" draw:style-name="gr12" draw:text-style-name="P15" xml:id="id8" draw:id="id8" draw:layer="layout" svg:width="11.428cm" svg:height="5.332cm" svg:x="14.032cm" svg:y="11.468cm">
          <text:p text:style-name="P14"><text:span text:style-name="T4">Chooce item by keyboard or mouse :</text:span></text:p>
          <text:p text:style-name="P14"><text:span text:style-name="T4">Reboot system</text:span></text:p>
          <text:p text:style-name="P14"><text:span text:style-name="T4">Cache clean</text:span></text:p>
          <text:p text:style-name="P14"><text:span text:style-name="T4">Data clean</text:span></text:p>
          <text:p text:style-name="P14"><text:span text:style-name="T4">Update from usb</text:span></text:p>
          <text:p text:style-name="P14"><text:span text:style-name="T4">Update from extsd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connector draw:style-name="gr14" draw:text-style-name="P16" draw:layer="layout" svg:x1="11.034cm" svg:y1="5.486cm" svg:x2="11.041cm" svg:y2="7.12cm" draw:start-shape="id4" draw:start-glue-point="2" draw:end-shape="id5" draw:end-glue-point="0" svg:d="M11034 5486v818h7v816" svg:viewBox="0 0 8 1635">
          <text:p/>
        </draw:connector>
        <draw:connector draw:style-name="gr14" draw:text-style-name="P16" draw:layer="layout" svg:x1="8.248cm" svg:y1="8.516cm" svg:x2="5.913cm" svg:y2="11.686cm" draw:start-shape="id5" draw:start-glue-point="3" draw:end-shape="id6" svg:d="M8248 8516h-2335v3170" svg:viewBox="0 0 2336 3171">
          <text:p/>
        </draw:connector>
        <draw:connector draw:style-name="gr14" draw:text-style-name="P16" draw:layer="layout" svg:x1="13.834cm" svg:y1="8.516cm" svg:x2="16.684cm" svg:y2="8.527cm" draw:start-shape="id5" draw:end-shape="id7" draw:end-glue-point="3" svg:d="M13834 8516h1426v11h1424" svg:viewBox="0 0 2851 12">
          <text:p/>
        </draw:connector>
        <draw:connector draw:style-name="gr14" draw:text-style-name="P16" draw:layer="layout" svg:x1="19.731cm" svg:y1="9.542cm" svg:x2="19.746cm" svg:y2="11.468cm" draw:start-shape="id7" draw:start-glue-point="2" draw:end-shape="id8" svg:d="M19731 9542v964h15v962" svg:viewBox="0 0 16 1927">
          <text:p/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11"><text:span text:style-name="T3">Update</text:span><text:span text:style-name="T3">系統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saka1" svg:font-family="Osaka"/>
    <style:font-face style:name="ＭＳ Ｐゴシック1" svg:font-family="'ＭＳ Ｐゴシック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ff002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eaeaea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dddddd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50%" fo:text-align="center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ＭＳ Ｐゴシック1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Title_20_Only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Title_20_Only-outline1" draw:layer="backgroundobjects" svg:width="24.764cm" svg:height="11.048cm" svg:x="1.375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Default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Default-outline1" draw:layer="backgroundobjects" svg:width="24.764cm" svg:height="11.048cm" svg:x="1.375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5.132cm" svg:height="10.476cm" svg:x="3.228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Blank_20_Slide-title" draw:layer="backgroundobjects" svg:width="24.764cm" svg:height="3.18cm" svg:x="1.375cm" svg:y="0.76cm" presentation:class="title" presentation:placeholder="true">
        <draw:text-box/>
      </draw:frame>
      <draw:frame presentation:style-name="Blank_20_Slide-outline1" draw:layer="backgroundobjects" svg:width="24.764cm" svg:height="11.048cm" svg:x="1.375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5.132cm" svg:height="10.476cm" svg:x="3.228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Default_20_1-title" draw:layer="backgroundobjects" svg:width="24.764cm" svg:height="3.18cm" svg:x="1.375cm" svg:y="0.76cm" presentation:class="title" presentation:placeholder="true">
        <draw:text-box/>
      </draw:frame>
      <draw:frame presentation:style-name="Default_20_1-outline1" draw:layer="backgroundobjects" svg:width="24.764cm" svg:height="11.048cm" svg:x="1.375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5.132cm" svg:height="10.476cm" svg:x="3.228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7-22T15:56:34.696162298</dc:date>
    <meta:editing-duration>PT4H25M53S</meta:editing-duration>
    <meta:editing-cycles>35</meta:editing-cycles>
    <meta:document-statistic meta:object-count="142"/>
  </office:meta>
</office:document-meta>
</file>